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4640" officeooo:paragraph-rsid="000e4640"/>
    </style:style>
    <style:style style:name="P2" style:family="paragraph" style:parent-style-name="Standard">
      <style:paragraph-properties fo:text-align="center" style:justify-single-word="false"/>
      <style:text-properties officeooo:rsid="000e4640" officeooo:paragraph-rsid="000e46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 Was Love</text:p>
      <text:p text:style-name="P2"/>
      <text:p text:style-name="P2">by Kyle Eggleston</text:p>
      <text:p text:style-name="P1"/>
      <text:p text:style-name="P1">The moment she walked in the door I knew I was in love. Was it the way her skirt flowed as she walked? No. Was it the way her hair bounced on her shoulders? Close but still no. It was something I had never considered before.</text:p>
      <text:p text:style-name="P1"/>
      <text:p text:style-name="P1">Confidence.</text:p>
      <text:p text:style-name="P1"/>
      <text:p text:style-name="P1">This woman had confidence. She knew what she wanted and knew exactly how she wanted it done. I of course was watching her from a distance. Alone in the corner with my thoughts. How else were the bubbles in my beer suppose to speak with me?</text:p>
      <text:p text:style-name="P1"/>
      <text:p text:style-name="P1">I knew I had to have 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2T10:59:31.292000000</meta:creation-date>
    <dc:date>2014-05-22T11:06:08.831000000</dc:date>
    <meta:editing-duration>P0D</meta:editing-duration>
    <meta:editing-cycles>1</meta:editing-cycles>
    <meta:document-statistic meta:table-count="0" meta:image-count="0" meta:object-count="0" meta:page-count="1" meta:paragraph-count="6" meta:word-count="106" meta:character-count="527" meta:non-whitespace-character-count="427"/>
    <meta:generator>LibreOffice/4.1.6.2$Windows_x86 LibreOffice_project/40ff705089295be5be0aae9b15123f687c05b0a</meta:generator>
  </office:meta>
</office:document-meta>
</file>